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 style:list-style-name="L3">
      <style:text-properties style:font-name="Ari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a3a3a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8080" fo:font-size="10pt" style:font-name-asian="Monospace" style:font-size-asian="10pt" style:font-name-complex="Monospace" style:font-size-complex="10pt"/>
    </style:style>
    <style:style style:name="T4" style:family="text">
      <style:text-properties fo:color="#3f7f7f"/>
    </style:style>
    <style:style style:name="T5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3a3a3a"/>
    </style:style>
    <style:style style:name="T7" style:family="text">
      <style:text-properties fo:color="#3a3a3a" style:text-underline-style="none"/>
    </style:style>
    <style:style style:name="T8" style:family="text">
      <style:text-properties fo:color="#3f5fbf"/>
    </style:style>
    <style:style style:name="T9" style:family="text">
      <style:text-properties fo:color="#3f5fbf" style:text-underline-style="solid" style:text-underline-width="auto" style:text-underline-color="font-color"/>
    </style:style>
    <style:style style:name="T10" style:family="text">
      <style:text-properties fo:color="#3f5fbf" style:text-underline-style="none"/>
    </style:style>
    <style:style style:name="T11" style:family="text">
      <style:text-properties style:font-name="Monospace"/>
    </style:style>
    <style:style style:name="T12" style:family="text">
      <style:text-properties fo:font-size="10pt"/>
    </style:style>
    <style:style style:name="T13" style:family="text">
      <style:text-properties style:font-name-asian="Monospace"/>
    </style:style>
    <style:style style:name="T14" style:family="text">
      <style:text-properties style:font-size-asian="10pt"/>
    </style:style>
    <style:style style:name="T15" style:family="text">
      <style:text-properties style:font-name-complex="Monospace"/>
    </style:style>
    <style:style style:name="T16" style:family="text">
      <style:text-properties style:font-size-complex="10pt"/>
    </style:style>
    <style:style style:name="T17" style:family="text">
      <style:text-properties style:font-name="Ari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s</text:p>
      <text:p text:style-name="P2"/>
      <text:list xml:id="list776039846" text:style-name="L1">
        <text:list-item>
          <text:p text:style-name="P4">Main (SApplet / BaseApplet) (Standalone program)</text:p>
        </text:list-item>
        <text:list-item>
          <text:p text:style-name="P4">Server (Session server)</text:p>
        </text:list-item>
        <text:list-item>
          <text:p text:style-name="P4">Message Server</text:p>
        </text:list-item>
        <text:list-item>
          <text:p text:style-name="P4">Thin (Thin client)</text:p>
        </text:list-item>
        <text:list-item>
          <text:p text:style-name="P4">Processes (AutoTask)</text:p>
        </text:list-item>
        <text:list-item>
          <text:p text:style-name="P4">Servlets</text:p>
          <text:list>
            <text:list-item>
              <text:p text:style-name="P4">Integrated Servlets</text:p>
              <text:list>
                <text:list-item>
                  <text:p text:style-name="P4">Servlet – Data access servlet</text:p>
                  <text:list>
                    <text:list-item>
                      <text:p text:style-name="P4">html (/tourapphtml /tourapp) html using html resources</text:p>
                    </text:list-item>
                    <text:list-item>
                      <text:p text:style-name="P4">ajax (/tourappajax) ajax using ajax resources</text:p>
                    </text:list-item>
                    <text:list-item>
                      <text:p text:style-name="P4">table (/tourapp/table) db table remote access</text:p>
                    </text:list-item>
                    <text:list-item>
                      <text:p text:style-name="P4">image (/tourapp/image) image db conversion</text:p>
                    </text:list-item>
                    <text:list-item>
                      <text:p text:style-name="P4">jnlp (/tourapp/jnlp) jnlp generation</text:p>
                    </text:list-item>
                    <text:list-item>
                      <text:p text:style-name="P4">wsdl (/tourapp/wsdl /wsdl) wsdl generation</text:p>
                    </text:list-item>
                  </text:list>
                </text:list-item>
                <text:list-item>
                  <text:p text:style-name="P4">XMLServlet</text:p>
                  <text:list>
                    <text:list-item>
                      <text:p text:style-name="P4">xml (/tourappxml) <text:s/>ajax using xml stylesheets</text:p>
                    </text:list-item>
                  </text:list>
                </text:list-item>
                <text:list-item>
                  <text:p text:style-name="P4">Cocoon</text:p>
                  <text:list>
                    <text:list-item>
                      <text:p text:style-name="P4">xsl (/tourappxsl) ajax using xml [cocoon first screen] stylesheets</text:p>
                    </text:list-item>
                    <text:list-item>
                      <text:p text:style-name="P4">xhtml (/tourappxhtml) xhtml using cocoon</text:p>
                    </text:list-item>
                    <text:list-item>
                      <text:p text:style-name="P4">xsl? (/tourapp/*) Default?</text:p>
                    </text:list-item>
                  </text:list>
                </text:list-item>
              </text:list>
            </text:list-item>
            <text:list-item>
              <text:p text:style-name="P4">Message Servlets</text:p>
              <text:list>
                <text:list-item>
                  <text:p text:style-name="P4">ProxyServlet (/proxy) Java/WebStart client proxy (via http)</text:p>
                </text:list-item>
                <text:list-item>
                  <text:p text:style-name="P4">AjaxServlet (/ajax) Ajax/javascript client proxy (via http)</text:p>
                </text:list-item>
                <text:list-item>
                  <text:p text:style-name="P4">MessageServlet (/message) Response to system messages (see messagelog)</text:p>
                </text:list-item>
                <text:list-item>
                  <text:p text:style-name="P4">receivingservlet (/ws) servlets for jaxm messaging (SOAP)</text:p>
                </text:list-item>
                <text:list-item>
                  <text:p text:style-name="P4">xmlwsservlet (/xmlws) servlet for xml messaging</text:p>
                </text:list-item>
              </text:list>
            </text:list-item>
            <text:list-item>
              <text:p text:style-name="P4">Standalone Servlets</text:p>
              <text:list>
                <text:list-item>
                  <text:p text:style-name="P4">RedirectServlet (index.html)</text:p>
                </text:list-item>
                <text:list-item>
                  <text:p text:style-name="P4">JnlpDownloadServlet (*.jnlp) (Supplied by sun)</text:p>
                </text:list-item>
              </text:list>
            </text:list-item>
          </text:list>
        </text:list-item>
      </text:list>
      <text:p text:style-name="P1"/>
      <text:p text:style-name="P1">Programs:</text:p>
      <text:list xml:id="list1285096189" text:style-name="L3">
        <text:list-item>
          <text:p text:style-name="P3">Main (SApplet / BaseApplet) (Standalone program)</text:p>
        </text:list-item>
        <text:list-item>
          <text:p text:style-name="P3">Server (Session server)</text:p>
        </text:list-item>
        <text:list-item>
          <text:p text:style-name="P3">Message Server</text:p>
        </text:list-item>
        <text:list-item>
          <text:p text:style-name="P3">Thin (Thin cli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Monospace" svg:font-family="Monospace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n Corley</meta:initial-creator>
    <meta:creation-date>2010-02-24T09:35:16</meta:creation-date>
    <meta:document-statistic meta:table-count="0" meta:image-count="0" meta:object-count="0" meta:page-count="1" meta:paragraph-count="35" meta:word-count="177" meta:character-count="1260"/>
    <dc:date>2010-02-24T11:04:11</dc:date>
    <dc:creator>Don Corley</dc:creator>
    <meta:editing-duration>PT00H12M25S</meta:editing-duration>
    <meta:editing-cycles>1</meta:editing-cycles>
    <meta:generator>OpenOffice.org/3.1$Unix OpenOffice.org_project/310m21$Build-9319</meta:generator>
  </office:meta>
</office:document-meta>
</file>